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512f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5e278" officeooo:paragraph-rsid="0025e278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766" officeooo:paragraph-rsid="0018d766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79e80" officeooo:paragraph-rsid="00279e80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1a42c7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0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170358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290532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3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b19c6" officeooo:paragraph-rsid="0002101b"/>
    </style:style>
    <style:style style:name="P14" style:family="paragraph" style:parent-style-name="CabecalhoTabela">
      <style:paragraph-properties style:snap-to-layout-grid="false"/>
    </style:style>
    <style:style style:name="P15" style:family="paragraph" style:parent-style-name="CabecalhoTabela">
      <style:paragraph-properties style:snap-to-layout-grid="false"/>
      <style:text-properties officeooo:paragraph-rsid="0002101b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18d766" officeooo:paragraph-rsid="0018d766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2c4e3b" officeooo:paragraph-rsid="002c4e3b"/>
    </style:style>
    <style:style style:name="P1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25e278" officeooo:paragraph-rsid="002f1c9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d870c"/>
    </style:style>
    <style:style style:name="P2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f1c9c"/>
    </style:style>
    <style:style style:name="P2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5e278" officeooo:paragraph-rsid="002d870c"/>
    </style:style>
    <style:style style:name="P2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5e278" officeooo:paragraph-rsid="002f1c9c"/>
    </style:style>
    <style:style style:name="P2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766" officeooo:paragraph-rsid="002d870c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766" officeooo:paragraph-rsid="002f1c9c"/>
    </style:style>
    <style:style style:name="P2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6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f8b2c" officeooo:paragraph-rsid="001f8b2c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2c4e3b" officeooo:paragraph-rsid="002c4e3b"/>
    </style:style>
    <style:style style:name="P3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2f1c9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2d870c" officeooo:paragraph-rsid="002d870c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40016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22e625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1pt" officeooo:rsid="00170358" style:font-name-asian="Times New Roman" style:font-size-asian="11pt" style:font-size-complex="11pt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170358" style:font-name-asian="Times New Roman" style:font-size-asian="10pt"/>
    </style:style>
    <style:style style:name="T17" style:family="text">
      <style:text-properties fo:font-size="10pt" fo:language="pt" fo:country="BR" style:font-size-asian="10pt" style:language-asian="zh" style:country-asian="CN" style:font-size-complex="10pt" style:language-complex="ar" style:country-complex="SA"/>
    </style:style>
    <style:style style:name="T18" style:family="text">
      <style:text-properties style:font-name-asian="Arial"/>
    </style:style>
    <style:style style:name="T19" style:family="text">
      <style:text-properties officeooo:rsid="000e6f81"/>
    </style:style>
    <style:style style:name="T20" style:family="text">
      <style:text-properties officeooo:rsid="001352fa"/>
    </style:style>
    <style:style style:name="T21" style:family="text">
      <style:text-properties officeooo:rsid="00168ae3"/>
    </style:style>
    <style:style style:name="T22" style:family="text">
      <style:text-properties officeooo:rsid="00170358"/>
    </style:style>
    <style:style style:name="T23" style:family="text">
      <style:text-properties officeooo:rsid="001a35df"/>
    </style:style>
    <style:style style:name="T24" style:family="text">
      <style:text-properties officeooo:rsid="0020f59b"/>
    </style:style>
    <style:style style:name="T25" style:family="text">
      <style:text-properties officeooo:rsid="0025e278"/>
    </style:style>
    <style:style style:name="T26" style:family="text">
      <style:text-properties officeooo:rsid="0026426a"/>
    </style:style>
    <style:style style:name="T27" style:family="text">
      <style:text-properties officeooo:rsid="002d870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6">GRH</text:span> – Gestão de <text:span text:style-name="T6">Recursos Humanos</text:span></text:p>
      <text:p text:style-name="P9"/>
      <text:p text:style-name="P7">Documento de Especificação de Caso de Uso</text:p>
      <text:p text:style-name="P7"/>
      <text:p text:style-name="P8">UC<text:span text:style-name="T20">12</text:span> – <text:span text:style-name="T20">Visualizar Declaração de Estágio</text:span></text:p>
      <text:p text:style-name="P10"/>
      <text:p text:style-name="P10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5">Responsável</text:p>
          </table:table-cell>
          <table:table-cell table:style-name="Tabela1.D1" office:value-type="string">
            <text:p text:style-name="P14">Alteração</text:p>
          </table:table-cell>
        </table:table-row>
        <table:table-row table:style-name="Tabela1.1">
          <table:table-cell table:style-name="Tabela1.A2" office:value-type="string">
            <text:p text:style-name="P16">28/09/2015</text:p>
          </table:table-cell>
          <table:table-cell table:style-name="Tabela1.A2" office:value-type="string">
            <text:p text:style-name="P16">2.0</text:p>
          </table:table-cell>
          <table:table-cell table:style-name="Tabela1.A2" office:value-type="string">
            <text:p text:style-name="P16">Rayson San<text:span text:style-name="T23">to</text:span>s de Lima</text:p>
          </table:table-cell>
          <table:table-cell table:style-name="Tabela1.D2" office:value-type="string">
            <text:p text:style-name="P32"><text:span text:style-name="T24">Criação</text:span> do Documento</text:p>
          </table:table-cell>
        </table:table-row>
        <table:table-row table:style-name="Tabela1.1">
          <table:table-cell table:style-name="Tabela1.A2" office:value-type="string">
            <text:p text:style-name="P17">09/11/2015</text:p>
          </table:table-cell>
          <table:table-cell table:style-name="Tabela1.A2" office:value-type="string">
            <text:p text:style-name="P17">2.1</text:p>
          </table:table-cell>
          <table:table-cell table:style-name="Tabela1.A2" office:value-type="string">
            <text:p text:style-name="P17">Beatriz Brito do Rêgo</text:p>
          </table:table-cell>
          <table:table-cell table:style-name="Tabela1.D2" office:value-type="string">
            <text:p text:style-name="P33">Revisão do documento</text:p>
          </table:table-cell>
        </table:table-row>
      </table:table>
      <text:section text:style-name="Sect1" text:name="Seção1">
        <text:list xml:id="list5865699624598373111" text:style-name="WW8Num2">
          <text:list-item>
            <text:h text:style-name="P25" text:outline-level="1"><text:bookmark-start text:name="_Ref439573339"/><text:bookmark-start text:name="_Ref418497390"/>CASOS DE USO: <text:span text:style-name="T20">VISUALIZAR declaração de estagio </text:span></text:h>
            <text:list>
              <text:list-item>
                <text:h text:style-name="P27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Normal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estagiário visualiza </text:span></text:span><text:span text:style-name="Fonte_20_parág._20_padrão"><text:span text:style-name="T10">a declaração de <text:tab/></text:span></text:span><text:span text:style-name="Fonte_20_parág._20_padrão"><text:span text:style-name="T17">estagio.</text:span></text:span></text:p>
        <text:list xml:id="list115213341970953" text:continue-numbering="true" text:style-name="WW8Num2">
          <text:list-item>
            <text:list>
              <text:list-item>
                <text:h text:style-name="P28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<text:span text:style-name="T21">é o Estagiário. </text:span></text:p>
        <text:list xml:id="list115212498266897" text:continue-numbering="true" text:style-name="WW8Num2">
          <text:list-item>
            <text:list>
              <text:list-item>
                <text:h text:style-name="P28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1">Estagiário seleciona a opção “Avaliação” e informa a turma</text:span></text:p>
        <text:p text:style-name="P3">2.<text:tab/><text:span text:style-name="T19">Sistema informa os dados das avaliações do estagiário de acordo com a turma</text:span></text:p>
        <text:p text:style-name="P4">3.<text:tab/>Sistema verifica se o estagiário obteve aprovação no estágio</text:p>
        <text:p text:style-name="P5"><text:span text:style-name="T25">4</text:span>.<text:tab/><text:span text:style-name="T25">Sistema disponibiliza opção para visualizar a declaração do estagio</text:span></text:p>
        <text:p text:style-name="P4">5.<text:tab/>Estagiário solicita a visualização da declaração do estagi<text:span text:style-name="T26">o</text:span></text:p>
        <text:p text:style-name="P6">6. <text:tab/>Sistema exibe a declaração do estagio</text:p>
        <text:p text:style-name="P13"/>
        <text:p text:style-name="P37">1.<text:span text:style-name="T22">4</text:span><text:tab/><text:span text:style-name="T22">Fluxo Alternativo</text:span></text:p>
        <text:p text:style-name="P37"/>
        <text:p text:style-name="P19">1.<text:tab/><text:span text:style-name="T21">Estagiário seleciona a opção “Avaliação” e informa a turma</text:span></text:p>
        <text:p text:style-name="P19">2.<text:tab/><text:span text:style-name="T19">Sistema informa os dados das avaliações do estagiário de acordo com a turma</text:span></text:p>
        <text:p text:style-name="P21">3.<text:tab/>Sistema verifica se o estagiário obteve aprovação no estágio</text:p>
        <text:p text:style-name="P23"><text:span text:style-name="T25">4</text:span>.<text:tab/><text:span text:style-name="T25">Sistema não disponibiliza a declaração do estágio pois o aluno não foi aprovado</text:span></text:p>
        <text:p text:style-name="P21">5.<text:tab/><text:span text:style-name="T27">Sistema informa a estagiário que ele foi reprovado na sua avaliação de estágio</text:span></text:p>
        <text:p text:style-name="P38"><text:soft-page-break/>1.<text:span text:style-name="T22">4</text:span><text:tab/><text:span text:style-name="T22">Fluxo Alternativo</text:span></text:p>
        <text:p text:style-name="P38"/>
        <text:p text:style-name="P20">1.<text:tab/><text:span text:style-name="T21">Estagiário seleciona a opção “Avaliação” e informa a turma</text:span></text:p>
        <text:p text:style-name="P20">2.<text:tab/><text:span text:style-name="T19">Sistema informa os dados das avaliações do estagiário de acordo com a turma</text:span></text:p>
        <text:p text:style-name="P22">3.<text:tab/>Sistema verifica se o estagiário obteve aprovação no estágio</text:p>
        <text:p text:style-name="P24"><text:span text:style-name="T25">4</text:span>.<text:tab/><text:span text:style-name="T25">Sistema informa que avaliação ainda não foi efetuada pelo coordenador</text:span></text:p>
        <text:p text:style-name="P18"/>
        <text:list xml:id="list5486489303493679302" text:style-name="L1">
          <text:list-header>
            <text:p text:style-name="P35"><text:span text:style-name="T15">1.</text:span><text:span text:style-name="T13">5</text:span><text:span text:style-name="T12"><text:tab/>Pré-Condições</text:span></text:p>
          </text:list-header>
        </text:list>
        <text:p text:style-name="P39">Coordenador precisa ter avaliado o estagiário para que ele possa visualizar declaração de estágio e estagiário precisa ter sido aprovado na sua avaliação.</text:p>
        <text:p text:style-name="P12"/>
        <text:list xml:id="list115213375649560" text:continue-numbering="true" text:style-name="L1">
          <text:list-header>
            <text:p text:style-name="P36"><text:span text:style-name="T14">1.</text:span><text:span text:style-name="T16">6</text:span><text:span text:style-name="T14"> </text:span><text:span text:style-name="T11"><text:tab/>Pós-Condições</text:span></text:p>
          </text:list-header>
        </text:list>
        <text:p text:style-name="P11">Não se aplica</text:p>
        <text:list xml:id="list115213515297294" text:continue-list="list115212498266897" text:style-name="WW8Num2">
          <text:list-item>
            <text:h text:style-name="P26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  <text:list>
              <text:list-item>
                <text:list>
                  <text:list-item>
                    <text:h text:style-name="P29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0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15212703056530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1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09T11:52:11.489402433</dc:date>
    <meta:print-date>2007-05-07T23:41:00</meta:print-date>
    <meta:editing-cycles>41</meta:editing-cycles>
    <meta:editing-duration>PT1H5M41S</meta:editing-duration>
    <meta:generator>LibreOffice/4.2.7.2$Linux_X86_64 LibreOffice_project/420m0$Build-2</meta:generator>
    <meta:document-statistic meta:table-count="1" meta:image-count="2" meta:object-count="0" meta:page-count="2" meta:paragraph-count="48" meta:word-count="302" meta:character-count="1849" meta:non-whitespace-character-count="159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